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8d97" officeooo:paragraph-rsid="000c8d97"/>
    </style:style>
    <style:style style:name="P2" style:family="paragraph" style:parent-style-name="Standard">
      <style:text-properties officeooo:paragraph-rsid="000c8d97"/>
    </style:style>
    <style:style style:name="P3" style:family="paragraph" style:parent-style-name="Standard">
      <style:text-properties officeooo:rsid="000c8d97" officeooo:paragraph-rsid="000c8d97"/>
    </style:style>
    <style:style style:name="T1" style:family="text">
      <style:text-properties fo:language="es" fo:country="AR" officeooo:rsid="000c8d97"/>
    </style:style>
    <style:style style:name="T2" style:family="text">
      <style:text-properties officeooo:rsid="000c8d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(tareas_SIN_hilos.py)</text:p>
      <text:p text:style-name="P1">- ¿Qué se puede notar con respecto al tiempo de ejecución? ¿Es predecible?</text:p>
      <text:p text:style-name="P1"/>
      <text:p text:style-name="P1">-El programa es “predecible” pero no a su 100% , es decir . Varia en cada ejecucion debido a la diferencia en la velocidad de ejecucion de (tarea1) ya que depende de la velocidad del procesamiento y otros factores dentro de la ejecución</text:p>
      <text:p text:style-name="P1"/>
      <text:p text:style-name="P1">-- Nombrar un proceso o función de la vida real que pueden ser considerados procesos de “máxima</text:p>
      <text:p text:style-name="P2"><text:span text:style-name="T2">velocidad posible” que dependen </text:span><text:span text:style-name="T1">casi</text:span><text:span text:style-name="T2"> exclusivamente de la velocidad de la </text:span><text:span text:style-name="T1">máquina</text:span><text:span text:style-name="T2"> que los ejecuta (ej.</text:span></text:p>
      <text:p text:style-name="P1">Ordenar una lista)</text:p>
      <text:p text:style-name="P1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3T23:16:13.135895464</meta:creation-date>
    <dc:date>2024-05-14T12:05:39.711516382</dc:date>
    <meta:editing-duration>PT9M5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7" meta:word-count="93" meta:character-count="547" meta:non-whitespace-character-count="459"/>
  </office:meta>
</office:document-meta>
</file>